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Helvetica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b59e" officeooo:paragraph-rsid="0002b59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weight="normal" officeooo:rsid="0002b59e" style:font-weight-asian="normal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weight="bold" officeooo:rsid="0002b59e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weight="bold" officeooo:rsid="0002b59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filmes de la semaine :</text:p>
      <text:p text:style-name="P1"/>
      <text:p text:style-name="Standard"><text:a xlink:type="simple" xlink:href="https://api.themoviedb.org/3/trending/movie/week?api_key=82fb6ce9f6ac5a39cc14cab90876dffd&amp;language=fr" text:style-name="Internet_20_link" text:visited-style-name="Visited_20_Internet_20_Link">https://api.themoviedb.org/3/trending/movie/week?api_key=82fb6ce9f6ac5a39cc14cab90876dffd&amp;language=fr</text:a></text:p>
      <text:p text:style-name="Standard"/>
      <text:list text:style-name="L1">
        <text:list-header>
          <text:p text:style-name="P3">Obtenir la distribution du premier film obtenu précédemment :</text:p>
        </text:list-header>
      </text:list>
      <text:p text:style-name="P4"/>
      <text:p text:style-name="P2"><text:a xlink:type="simple" xlink:href="https://api.themoviedb.org/3/movie/346698?append_to_response=credits&amp;api_key=82fb6ce9f6ac5a39cc14cab90876dffd&amp;language=fr" text:style-name="Internet_20_link" text:visited-style-name="Visited_20_Internet_20_Link">https://api.themoviedb.org/3/movie/346698?append_to_response=credits&amp;api_key=82fb6ce9f6ac5a39cc14cab90876dffd&amp;language=fr</text:a></text:p>
      <text:p text:style-name="P2"/>
      <text:p text:style-name="P4">Obtenir la date de naissance de la première personne de la distribution du film précédent</text:p>
      <text:p text:style-name="P4"/>
      <text:p text:style-name="P4"><text:a xlink:type="simple" xlink:href="https://api.themoviedb.org/3/person/234352?api_key=82fb6ce9f6ac5a39cc14cab90876dffd&amp;language=fr" text:style-name="Internet_20_link" text:visited-style-name="Visited_20_Internet_20_Link"><text:span text:style-name="T1">https://api.themoviedb.org/3/person/234352?api_key=82fb6ce9f6ac5a39cc14cab90876dffd&amp;language=fr</text:span></text:a></text:p>
      <text:p text:style-name="P4"><text:span text:style-name="T1"/></text:p>
      <text:p text:style-name="P4">Visualiser la photo de cette première personne</text:p>
      <text:p text:style-name="P4"/>
      <text:p text:style-name="P2"><text:a xlink:type="simple" xlink:href="https://image.tmdb.org/t/p/w780/euDPyqLnuwaWMHajcU3oZ9uZezR.jpg" text:style-name="Internet_20_link" text:visited-style-name="Visited_20_Internet_20_Link">https://image.tmdb.org/t/p/w780/euDPyqLnuwaWMHajcU3oZ9uZezR.jpg</text:a></text:p>
      <text:p text:style-name="P2"/>
      <text:p text:style-name="P4"><text:span text:style-name="T1"/></text:p>
      <text:p text:style-name="P4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4:16:23.902000000</meta:creation-date>
    <dc:date>2023-09-12T14:39:25.025000000</dc:date>
    <meta:editing-duration>PT23M2S</meta:editing-duration>
    <meta:editing-cycles>1</meta:editing-cycles>
    <meta:document-statistic meta:table-count="0" meta:image-count="0" meta:object-count="0" meta:page-count="1" meta:paragraph-count="8" meta:word-count="43" meta:character-count="609" meta:non-whitespace-character-count="575"/>
    <meta:generator>LibreOffice/7.5.3.2$Windows_X86_64 LibreOffice_project/9f56dff12ba03b9acd7730a5a481eea045e468f3</meta:generator>
  </office:meta>
</office:document-meta>
</file>